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609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3.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habitacio</text:p>
          </table:table-cell>
          <table:table-cell office:value-type="string">
            <text:p>llit</text:p>
          </table:table-cell>
          <table:table-cell table:style-name="Default" office:value-type="string">
            <text:p>dataIngres</text:p>
          </table:table-cell>
          <table:table-cell table:style-name="Default" office:value-type="string">
            <text:p>dataAlta</text:p>
          </table:table-cell>
          <table:table-cell office:value-type="string">
            <text:p>duradaEstimada</text:p>
          </table:table-cell>
          <table:table-cell office:value-type="string">
            <text:p>IdPaci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date" office:date-value="2012-01-01">
            <text:p>01/01/12</text:p>
          </table:table-cell>
          <table:table-cell office:value-type="date" office:date-value="2012-01-10">
            <text:p>10/01/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date" office:date-value="2012-01-01">
            <text:p>01/01/12</text:p>
          </table:table-cell>
          <table:table-cell office:value-type="date" office:date-value="2012-01-08">
            <text:p>08/01/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date" office:date-value="2012-01-02">
            <text:p>02/01/12</text:p>
          </table:table-cell>
          <table:table-cell office:value-type="date" office:date-value="2012-01-10">
            <text:p>10/01/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date" office:date-value="2012-01-03">
            <text:p>03/01/12</text:p>
          </table:table-cell>
          <table:table-cell office:value-type="date" office:date-value="2012-01-10">
            <text:p>10/01/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date" office:date-value="2012-01-03">
            <text:p>03/01/12</text:p>
          </table:table-cell>
          <table:table-cell office:value-type="date" office:date-value="2012-01-18">
            <text:p>18/01/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date" office:date-value="2012-01-06">
            <text:p>06/01/12</text:p>
          </table:table-cell>
          <table:table-cell office:value-type="date" office:date-value="2012-01-21">
            <text:p>21/01/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date" office:date-value="2012-01-07">
            <text:p>07/01/12</text:p>
          </table:table-cell>
          <table:table-cell office:value-type="date" office:date-value="2012-01-13">
            <text:p>13/01/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date" office:date-value="2012-01-09">
            <text:p>09/01/12</text:p>
          </table:table-cell>
          <table:table-cell office:value-type="date" office:date-value="2012-01-23">
            <text:p>23/01/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date" office:date-value="2012-01-10">
            <text:p>10/01/12</text:p>
          </table:table-cell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date" office:date-value="2012-01-10">
            <text:p>10/01/12</text:p>
          </table:table-cell>
          <table:table-cell office:value-type="date" office:date-value="2012-01-15">
            <text:p>15/01/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date" office:date-value="2012-01-11">
            <text:p>11/01/12</text:p>
          </table:table-cell>
          <table:table-cell office:value-type="date" office:date-value="2012-01-25">
            <text:p>25/01/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date" office:date-value="2012-01-12">
            <text:p>12/01/12</text:p>
          </table:table-cell>
          <table:table-cell office:value-type="date" office:date-value="2012-01-30">
            <text:p>30/01/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date" office:date-value="2012-01-12">
            <text:p>12/01/12</text:p>
          </table:table-cell>
          <table:table-cell office:value-type="date" office:date-value="2012-01-15">
            <text:p>15/01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date" office:date-value="2012-01-12">
            <text:p>12/01/12</text:p>
          </table:table-cell>
          <table:table-cell office:value-type="date" office:date-value="2012-01-20">
            <text:p>20/01/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date" office:date-value="2012-01-15">
            <text:p>15/01/12</text:p>
          </table:table-cell>
          <table:table-cell office:value-type="date" office:date-value="2012-01-17">
            <text:p>17/01/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date" office:date-value="2012-01-15">
            <text:p>15/01/12</text:p>
          </table:table-cell>
          <table:table-cell office:value-type="date" office:date-value="2012-01-25">
            <text:p>25/01/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date" office:date-value="2012-01-15">
            <text:p>15/01/12</text:p>
          </table:table-cell>
          <table:table-cell office:value-type="date" office:date-value="2012-01-31">
            <text:p>31/01/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date" office:date-value="2012-01-16">
            <text:p>16/01/12</text:p>
          </table:table-cell>
          <table:table-cell office:value-type="date" office:date-value="2012-01-26">
            <text:p>26/01/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date" office:date-value="2012-01-18">
            <text:p>18/01/12</text:p>
          </table:table-cell>
          <table:table-cell office:value-type="date" office:date-value="2012-01-20">
            <text:p>20/01/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date" office:date-value="2012-01-18">
            <text:p>18/01/12</text:p>
          </table:table-cell>
          <table:table-cell office:value-type="date" office:date-value="2012-01-31">
            <text:p>31/01/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date" office:date-value="2012-01-18">
            <text:p>18/01/12</text:p>
          </table:table-cell>
          <table:table-cell office:value-type="date" office:date-value="2012-01-21">
            <text:p>21/01/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date" office:date-value="2012-01-19">
            <text:p>19/01/12</text:p>
          </table:table-cell>
          <table:table-cell office:value-type="date" office:date-value="2012-01-28">
            <text:p>28/01/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date" office:date-value="2012-01-19">
            <text:p>19/01/12</text:p>
          </table:table-cell>
          <table:table-cell office:value-type="date" office:date-value="2012-01-22">
            <text:p>22/01/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date" office:date-value="2012-01-20">
            <text:p>20/01/12</text:p>
          </table:table-cell>
          <table:table-cell office:value-type="date" office:date-value="2012-01-23">
            <text:p>23/01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date" office:date-value="2012-01-23">
            <text:p>23/01/12</text:p>
          </table:table-cell>
          <table:table-cell office:value-type="date" office:date-value="2012-01-30">
            <text:p>30/01/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date" office:date-value="2012-01-23">
            <text:p>23/01/12</text:p>
          </table:table-cell>
          <table:table-cell office:value-type="date" office:date-value="2012-01-31">
            <text:p>31/01/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date" office:date-value="2012-01-24">
            <text:p>24/01/12</text:p>
          </table:table-cell>
          <table:table-cell office:value-type="date" office:date-value="2012-02-03">
            <text:p>03/02/1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date" office:date-value="2012-01-26">
            <text:p>26/01/12</text:p>
          </table:table-cell>
          <table:table-cell office:value-type="date" office:date-value="2012-01-28">
            <text:p>28/01/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date" office:date-value="2012-01-26">
            <text:p>26/01/12</text:p>
          </table:table-cell>
          <table:table-cell office:value-type="date" office:date-value="2012-01-29">
            <text:p>29/01/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date" office:date-value="2012-01-27">
            <text:p>27/01/12</text:p>
          </table:table-cell>
          <table:table-cell office:value-type="date" office:date-value="2012-02-01">
            <text:p>01/02/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date" office:date-value="2012-01-27">
            <text:p>27/01/12</text:p>
          </table:table-cell>
          <table:table-cell office:value-type="date" office:date-value="2012-01-30">
            <text:p>30/01/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date" office:date-value="2012-01-28">
            <text:p>28/01/12</text:p>
          </table:table-cell>
          <table:table-cell office:value-type="date" office:date-value="2012-02-01">
            <text:p>01/02/1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date" office:date-value="2012-01-30">
            <text:p>30/01/12</text:p>
          </table:table-cell>
          <table:table-cell office:value-type="date" office:date-value="2012-02-07">
            <text:p>07/02/1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date" office:date-value="2012-02-01">
            <text:p>01/02/12</text:p>
          </table:table-cell>
          <table:table-cell office:value-type="date" office:date-value="2012-02-02">
            <text:p>02/02/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date" office:date-value="2012-02-01">
            <text:p>01/02/12</text:p>
          </table:table-cell>
          <table:table-cell office:value-type="date" office:date-value="2012-02-04">
            <text:p>04/02/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date" office:date-value="2012-02-02">
            <text:p>02/02/12</text:p>
          </table:table-cell>
          <table:table-cell office:value-type="date" office:date-value="2012-02-04">
            <text:p>04/02/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date" office:date-value="2012-02-02">
            <text:p>02/02/12</text:p>
          </table:table-cell>
          <table:table-cell table:style-name="ce3"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date" office:date-value="2012-02-03">
            <text:p>03/02/12</text:p>
          </table:table-cell>
          <table:table-cell office:value-type="date" office:date-value="2012-02-05">
            <text:p>05/02/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date" office:date-value="2012-02-05">
            <text:p>05/02/12</text:p>
          </table:table-cell>
          <table:table-cell office:value-type="date" office:date-value="2012-02-08">
            <text:p>08/02/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date" office:date-value="2012-02-05">
            <text:p>05/02/12</text:p>
          </table:table-cell>
          <table:table-cell table:style-name="ce3" office:value-type="string">
            <text:p>-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date" office:date-value="2012-02-05">
            <text:p>05/02/12</text:p>
          </table:table-cell>
          <table:table-cell office:value-type="date" office:date-value="2012-02-11">
            <text:p>11/02/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date" office:date-value="2012-02-06">
            <text:p>06/02/12</text:p>
          </table:table-cell>
          <table:table-cell table:style-name="ce3"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date" office:date-value="2012-02-06">
            <text:p>06/02/12</text:p>
          </table:table-cell>
          <table:table-cell table:style-name="ce3"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date" office:date-value="2012-02-07">
            <text:p>07/02/12</text:p>
          </table:table-cell>
          <table:table-cell table:style-name="ce3"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date" office:date-value="2012-02-08">
            <text:p>08/02/12</text:p>
          </table:table-cell>
          <table:table-cell table:style-name="ce3"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date" office:date-value="2012-02-08">
            <text:p>08/02/12</text:p>
          </table:table-cell>
          <table:table-cell table:style-name="ce4"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date" office:date-value="2012-02-09">
            <text:p>09/02/12</text:p>
          </table:table-cell>
          <table:table-cell table:style-name="ce3"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date" office:date-value="2012-02-09">
            <text:p>09/02/12</text:p>
          </table:table-cell>
          <table:table-cell table:style-name="ce3"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date" office:date-value="2012-02-10">
            <text:p>10/02/12</text:p>
          </table:table-cell>
          <table:table-cell table:style-name="ce3"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date" office:date-value="2012-02-10">
            <text:p>10/02/12</text:p>
          </table:table-cell>
          <table:table-cell table:style-name="ce4"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1:Hoja1.G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13/02/2012</text:date>, <text:time>08:4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 Fernández</meta:initial-creator>
    <meta:creation-date>2012-02-10T12:36:41.10</meta:creation-date>
    <dc:date>2012-02-11T23:16:36.63</dc:date>
    <dc:creator>Ana Fernández</dc:creator>
    <meta:editing-duration>PT47M23S</meta:editing-duration>
    <meta:editing-cycles>8</meta:editing-cycles>
    <meta:generator>OpenOffice.org/3.3$Win32 OpenOffice.org_project/330m20$Build-9567</meta:generator>
    <meta:document-statistic meta:table-count="3" meta:cell-count="357" meta:object-count="0"/>
  </office:meta>
</office:document-meta>
</file>